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irtiesContextBeforeModesTestExecutionListener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tiesContextBeforeModesTestExecutionListener.beforeTestMethod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irtiesContextBeforeModesTestExecutionListener.beforeTestClass( TestContext tes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